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color="#000000" style:font-name="Monospace" fo:font-size="10pt" style:font-name-asian="Monospace" style:font-size-asian="10pt" style:font-size-complex="10pt"/>
    </style:style>
    <style:style style:name="T3" style:family="text">
      <style:text-properties style:font-name="Monospace" fo:font-size="10pt" style:font-name-asian="Monospace" style:font-size-asian="10pt" style:font-size-complex="10pt" fo:color="#005032"/>
    </style:style>
    <style:style style:name="T4" style:family="text">
      <style:text-properties style:font-name="Monospace" fo:font-size="10pt" style:font-name-asian="Monospace" style:font-size-asian="10pt" style:font-size-complex="10pt" fo:color="#000000"/>
    </style:style>
    <style:style style:name="T5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6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32 bit/64 bit check for PC &amp; SP</text:p>
          </table:table-cell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7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questions posted on group 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check if we can use exception handling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7"/>
          <table:table-cell table:style-name="ce3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6"/>
          <table:table-cell table:style-name="ce5" office:value-type="string" calcext:value-type="string">
            <text:p>Check panga of avg waiting time with 1<text:span text:style-name="T1">st</text:span> thread</text:p>
          </table:table-cell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 no unnecessary printQueue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number-columns-repeated="8"/>
          <table:table-cell table:style-name="ce4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7"/>
          <table:table-cell table:style-name="ce4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4" office:value-type="string" calcext:value-type="string">
            <text:p>terminate ko delete karna hai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4"/>
        </table:table-row>
        <table:table-row table:style-name="ro1" table:number-rows-repeated="2">
          <table:table-cell table:number-columns-repeated="8"/>
          <table:table-cell table:style-name="ce4"/>
        </table:table-row>
        <table:table-row table:style-name="ro1">
          <table:table-cell/>
          <table:table-cell table:style-name="ce1"/>
          <table:table-cell table:number-columns-repeated="6"/>
          <table:table-cell table:style-name="ce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if the current thread is calling getStats on itself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hat if it's the first time?</text:p>
          </table:table-cell>
          <table:table-cell table:number-columns-repeated="5"/>
          <table:table-cell table:style-name="ce6" office:value-type="string" calcext:value-type="string">
            <text:p><text:span text:style-name="T2">sp = (</text:span><text:span text:style-name="T3">address_t</text:span><text:span text:style-name="T4">)stack + STACK_SIZE - </text:span><text:span text:style-name="T5">sizeof</text:span><text:span text:style-name="T4">(</text:span><text:span text:style-name="T3">address_t</text:span><text:span text:style-name="T4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switch thread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Not suspending sleeping thread</text:p>
          </table:table-cell>
        </table:table-row>
      </table:table>
      <table:table table:name="probable good point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21:51:21.830620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3T03:05:56.405626421</dc:date>
    <meta:editing-duration>PT5H14M8S</meta:editing-duration>
    <meta:editing-cycles>33</meta:editing-cycles>
    <meta:generator>LibreOffice/4.2.6.3$Linux_X86_64 LibreOffice_project/420m0$Build-3</meta:generator>
    <meta:document-statistic meta:table-count="2" meta:cell-count="35" meta:object-count="0"/>
  </office:meta>
</office:document-meta>
</file>